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FC CONTRATISTAS GENERALES S.A.C.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HUANARI CAITIMARI, EDUAR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524071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68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3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803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1T19:14:52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